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Mutation rate</text:p>
          </table:table-cell>
        </table:table-row>
        <table:table-row table:style-name="ro1">
          <table:table-cell office:value-type="float" office:value="256.75" calcext:value-type="float">
            <text:p>256.7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355.142857142857" calcext:value-type="float">
            <text:p>355.142857142857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431.75" calcext:value-type="float">
            <text:p>431.75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118.555555555556" calcext:value-type="float">
            <text:p>118.555555555556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0.97" calcext:value-type="float">
            <text:p>0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LibreOffice/6.0.6.2$Linux_X86_64 LibreOffice_project/00m0$Build-2</meta:generator>
  </office:meta>
</office:document-meta>
</file>